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Offset (Dec)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Graphic I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88" calcext:value-type="float">
            <text:p>52488</text:p>
          </table:table-cell>
        </table:table-row>
        <table:table-row table:style-name="ro1">
          <table:table-cell office:value-type="string" calcext:value-type="string">
            <text:p>Edge Grid</text:p>
          </table:table-cell>
          <table:table-cell table:formula="of:=DEC2HEX([.C2]+[.D2])" office:value-type="string" office:string-value="CD08" calcext:value-type="string">
            <text:p>CD08</text:p>
          </table:table-cell>
          <table:table-cell table:formula="of:=HEX2DEC([.B3])" office:value-type="float" office:value="52488" calcext:value-type="float">
            <text:p>52488</text:p>
          </table:table-cell>
          <table:table-cell office:value-type="float" office:value="26244" calcext:value-type="float">
            <text:p>26244</text:p>
          </table:table-cell>
        </table:table-row>
        <table:table-row table:style-name="ro1">
          <table:table-cell office:value-type="string" calcext:value-type="string">
            <text:p>Terrain Grid</text:p>
          </table:table-cell>
          <table:table-cell table:formula="of:=DEC2HEX([.C3]+[.D3])" office:value-type="string" office:string-value="1338C" calcext:value-type="string">
            <text:p>1338C</text:p>
          </table:table-cell>
          <table:table-cell table:formula="of:=HEX2DEC([.B4])" office:value-type="float" office:value="78732" calcext:value-type="float">
            <text:p>78732</text:p>
          </table:table-cell>
          <table:table-cell office:value-type="float" office:value="52488" calcext:value-type="float">
            <text:p>52488</text:p>
          </table:table-cell>
        </table:table-row>
        <table:table-row table:style-name="ro1">
          <table:table-cell office:value-type="string" calcext:value-type="string">
            <text:p>Randomness Grid</text:p>
          </table:table-cell>
          <table:table-cell table:formula="of:=DEC2HEX([.C4]+[.D4])" office:value-type="string" office:string-value="20094" calcext:value-type="string">
            <text:p>20094</text:p>
          </table:table-cell>
          <table:table-cell table:formula="of:=HEX2DEC([.B5])" office:value-type="float" office:value="131220" calcext:value-type="float">
            <text:p>131220</text:p>
          </table:table-cell>
          <table:table-cell office:value-type="float" office:value="26244" calcext:value-type="float">
            <text:p>26244</text:p>
          </table:table-cell>
        </table:table-row>
        <table:table-row table:style-name="ro1">
          <table:table-cell office:value-type="string" calcext:value-type="string">
            <text:p>Merge Grid</text:p>
          </table:table-cell>
          <table:table-cell table:formula="of:=DEC2HEX([.C5]+[.D5])" office:value-type="string" office:string-value="26718" calcext:value-type="string">
            <text:p>26718</text:p>
          </table:table-cell>
          <table:table-cell table:formula="of:=HEX2DEC([.B6])" office:value-type="float" office:value="157464" calcext:value-type="float">
            <text:p>157464</text:p>
          </table:table-cell>
          <table:table-cell office:value-type="float" office:value="26244" calcext:value-type="float">
            <text:p>26244</text:p>
          </table:table-cell>
        </table:table-row>
        <table:table-row table:style-name="ro1">
          <table:table-cell office:value-type="string" calcext:value-type="string">
            <text:p>Elevation Grid</text:p>
          </table:table-cell>
          <table:table-cell table:formula="of:=DEC2HEX([.C6]+[.D6])" office:value-type="string" office:string-value="2CD9C" calcext:value-type="string">
            <text:p>2CD9C</text:p>
          </table:table-cell>
          <table:table-cell table:formula="of:=HEX2DEC([.B7])" office:value-type="float" office:value="183708" calcext:value-type="float">
            <text:p>183708</text:p>
          </table:table-cell>
          <table:table-cell office:value-type="float" office:value="26244" calcext:value-type="float">
            <text:p>26244</text:p>
          </table:table-cell>
        </table:table-row>
        <table:table-row table:style-name="ro1">
          <table:table-cell office:value-type="string" calcext:value-type="string">
            <text:p>Random Seeds</text:p>
          </table:table-cell>
          <table:table-cell table:formula="of:=DEC2HEX([.C7]+[.D7])" office:value-type="string" office:string-value="33420" calcext:value-type="string">
            <text:p>33420</text:p>
          </table:table-cell>
          <table:table-cell table:formula="of:=HEX2DEC([.B8])" office:value-type="float" office:value="209952" calcext:value-type="float">
            <text:p>2099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mera X and Y</text:p>
          </table:table-cell>
          <table:table-cell table:formula="of:=DEC2HEX([.C8]+[.D8])" office:value-type="string" office:string-value="33428" calcext:value-type="string">
            <text:p>33428</text:p>
          </table:table-cell>
          <table:table-cell table:formula="of:=HEX2DEC([.B9])" office:value-type="float" office:value="209960" calcext:value-type="float">
            <text:p>2099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rting Date</text:p>
          </table:table-cell>
          <table:table-cell table:formula="of:=DEC2HEX([.C9]+[.D9])" office:value-type="string" office:string-value="33430" calcext:value-type="string">
            <text:p>33430</text:p>
          </table:table-cell>
          <table:table-cell table:formula="of:=HEX2DEC([.B10])" office:value-type="float" office:value="209968" calcext:value-type="float">
            <text:p>2099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formula="of:=DEC2HEX([.C10]+[.D10])" office:value-type="string" office:string-value="33432" calcext:value-type="string">
            <text:p>33432</text:p>
          </table:table-cell>
          <table:table-cell table:formula="of:=HEX2DEC([.B11])" office:value-type="float" office:value="209970" calcext:value-type="float">
            <text:p>2099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pire Location</text:p>
          </table:table-cell>
          <table:table-cell table:formula="of:=DEC2HEX([.C11]+[.D11])" office:value-type="string" office:string-value="33434" calcext:value-type="string">
            <text:p>33434</text:p>
          </table:table-cell>
          <table:table-cell table:formula="of:=HEX2DEC([.B12])" office:value-type="float" office:value="209972" calcext:value-type="float">
            <text:p>209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formula="of:=DEC2HEX([.C12]+[.D12])" office:value-type="string" office:string-value="33436" calcext:value-type="string">
            <text:p>33436</text:p>
          </table:table-cell>
          <table:table-cell table:formula="of:=HEX2DEC([.B13])" office:value-type="float" office:value="209974" calcext:value-type="float">
            <text:p>2099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quest Years</text:p>
          </table:table-cell>
          <table:table-cell table:formula="of:=DEC2HEX([.C13]+[.D13])" office:value-type="string" office:string-value="3343E" calcext:value-type="string">
            <text:p>3343E</text:p>
          </table:table-cell>
          <table:table-cell table:formula="of:=HEX2DEC([.B14])" office:value-type="float" office:value="209982" calcext:value-type="float">
            <text:p>2099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quest Goods</text:p>
          </table:table-cell>
          <table:table-cell table:formula="of:=DEC2HEX([.C14]+[.D14])" office:value-type="string" office:string-value="33466" calcext:value-type="string">
            <text:p>33466</text:p>
          </table:table-cell>
          <table:table-cell table:formula="of:=HEX2DEC([.B15])" office:value-type="float" office:value="210022" calcext:value-type="float">
            <text:p>2100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quest Amounts</text:p>
          </table:table-cell>
          <table:table-cell table:formula="of:=DEC2HEX([.C15]+[.D15])" office:value-type="string" office:string-value="3348E" calcext:value-type="string">
            <text:p>3348E</text:p>
          </table:table-cell>
          <table:table-cell table:formula="of:=HEX2DEC([.B16])" office:value-type="float" office:value="210062" calcext:value-type="float">
            <text:p>2100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quest Times</text:p>
          </table:table-cell>
          <table:table-cell table:formula="of:=DEC2HEX([.C16]+[.D16])" office:value-type="string" office:string-value="334B6" calcext:value-type="string">
            <text:p>334B6</text:p>
          </table:table-cell>
          <table:table-cell table:formula="of:=HEX2DEC([.B17])" office:value-type="float" office:value="210102" calcext:value-type="float">
            <text:p>2101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vasion Years</text:p>
          </table:table-cell>
          <table:table-cell table:formula="of:=DEC2HEX([.C17]+[.D17])" office:value-type="string" office:string-value="334DE" calcext:value-type="string">
            <text:p>334DE</text:p>
          </table:table-cell>
          <table:table-cell table:formula="of:=HEX2DEC([.B18])" office:value-type="float" office:value="210142" calcext:value-type="float">
            <text:p>21014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vasion Type</text:p>
          </table:table-cell>
          <table:table-cell table:formula="of:=DEC2HEX([.C18]+[.D18])" office:value-type="string" office:string-value="33506" calcext:value-type="string">
            <text:p>33506</text:p>
          </table:table-cell>
          <table:table-cell table:formula="of:=HEX2DEC([.B19])" office:value-type="float" office:value="210182" calcext:value-type="float">
            <text:p>2101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vasion Number</text:p>
          </table:table-cell>
          <table:table-cell table:formula="of:=DEC2HEX([.C19]+[.D19])" office:value-type="string" office:string-value="3352E" calcext:value-type="string">
            <text:p>3352E</text:p>
          </table:table-cell>
          <table:table-cell table:formula="of:=HEX2DEC([.B20])" office:value-type="float" office:value="210222" calcext:value-type="float">
            <text:p>2102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vasion Point</text:p>
          </table:table-cell>
          <table:table-cell table:formula="of:=DEC2HEX([.C20]+[.D20])" office:value-type="string" office:string-value="33556" calcext:value-type="string">
            <text:p>33556</text:p>
          </table:table-cell>
          <table:table-cell table:formula="of:=HEX2DEC([.B21])" office:value-type="float" office:value="210262" calcext:value-type="float">
            <text:p>2102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vasion Attack</text:p>
          </table:table-cell>
          <table:table-cell table:formula="of:=DEC2HEX([.C21]+[.D21])" office:value-type="string" office:string-value="3357E" calcext:value-type="string">
            <text:p>3357E</text:p>
          </table:table-cell>
          <table:table-cell table:formula="of:=HEX2DEC([.B22])" office:value-type="float" office:value="210302" calcext:value-type="float">
            <text:p>2103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formula="of:=DEC2HEX([.C22]+[.D22])" office:value-type="string" office:string-value="335A6" calcext:value-type="string">
            <text:p>335A6</text:p>
          </table:table-cell>
          <table:table-cell table:formula="of:=HEX2DEC([.B23])" office:value-type="float" office:value="210342" calcext:value-type="float">
            <text:p>210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rting Funds</text:p>
          </table:table-cell>
          <table:table-cell table:formula="of:=DEC2HEX([.C23]+[.D23])" office:value-type="string" office:string-value="335A8" calcext:value-type="string">
            <text:p>335A8</text:p>
          </table:table-cell>
          <table:table-cell table:formula="of:=HEX2DEC([.B24])" office:value-type="float" office:value="210344" calcext:value-type="float">
            <text:p>2103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emy ID</text:p>
          </table:table-cell>
          <table:table-cell table:formula="of:=DEC2HEX([.C24]+[.D24])" office:value-type="string" office:string-value="335AC" calcext:value-type="string">
            <text:p>335AC</text:p>
          </table:table-cell>
          <table:table-cell table:formula="of:=HEX2DEC([.B25])" office:value-type="float" office:value="210348" calcext:value-type="float">
            <text:p>2103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formula="of:=DEC2HEX([.C25]+[.D25])" office:value-type="string" office:string-value="335B0" calcext:value-type="string">
            <text:p>335B0</text:p>
          </table:table-cell>
          <table:table-cell table:formula="of:=HEX2DEC([.B26])" office:value-type="float" office:value="210352" calcext:value-type="float">
            <text:p>2103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Width and Height</text:p>
          </table:table-cell>
          <table:table-cell table:formula="of:=DEC2HEX([.C26]+[.D26])" office:value-type="string" office:string-value="335B4" calcext:value-type="string">
            <text:p>335B4</text:p>
          </table:table-cell>
          <table:table-cell table:formula="of:=HEX2DEC([.B27])" office:value-type="float" office:value="210356" calcext:value-type="float">
            <text:p>2103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p Grid Size</text:p>
          </table:table-cell>
          <table:table-cell table:formula="of:=DEC2HEX([.C27]+[.D27])" office:value-type="string" office:string-value="335BC" calcext:value-type="string">
            <text:p>335BC</text:p>
          </table:table-cell>
          <table:table-cell table:formula="of:=HEX2DEC([.B28])" office:value-type="float" office:value="210364" calcext:value-type="float">
            <text:p>2103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 Grid Start</text:p>
          </table:table-cell>
          <table:table-cell table:formula="of:=DEC2HEX([.C28]+[.D28])" office:value-type="string" office:string-value="335C0" calcext:value-type="string">
            <text:p>335C0</text:p>
          </table:table-cell>
          <table:table-cell table:formula="of:=HEX2DEC([.B29])" office:value-type="float" office:value="210368" calcext:value-type="float">
            <text:p>2103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ief Description</text:p>
          </table:table-cell>
          <table:table-cell table:formula="of:=DEC2HEX([.C29]+[.D29])" office:value-type="string" office:string-value="335C4" calcext:value-type="string">
            <text:p>335C4</text:p>
          </table:table-cell>
          <table:table-cell table:formula="of:=HEX2DEC([.B30])" office:value-type="float" office:value="210372" calcext:value-type="float">
            <text:p>21037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ission Briefing</text:p>
          </table:table-cell>
          <table:table-cell table:formula="of:=DEC2HEX([.C30]+[.D30])" office:value-type="string" office:string-value="33604" calcext:value-type="string">
            <text:p>33604</text:p>
          </table:table-cell>
          <table:table-cell table:formula="of:=HEX2DEC([.B31])" office:value-type="float" office:value="210436" calcext:value-type="float">
            <text:p>21043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Request Can Comply</text:p>
          </table:table-cell>
          <table:table-cell table:formula="of:=DEC2HEX([.C31]+[.D31])" office:value-type="string" office:string-value="3380E" calcext:value-type="string">
            <text:p>3380E</text:p>
          </table:table-cell>
          <table:table-cell table:formula="of:=HEX2DEC([.B32])" office:value-type="float" office:value="210958" calcext:value-type="float">
            <text:p>2109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mage ID</text:p>
          </table:table-cell>
          <table:table-cell table:formula="of:=DEC2HEX([.C32]+[.D32])" office:value-type="string" office:string-value="33822" calcext:value-type="string">
            <text:p>33822</text:p>
          </table:table-cell>
          <table:table-cell table:formula="of:=HEX2DEC([.B33])" office:value-type="float" office:value="210978" calcext:value-type="float">
            <text:p>2109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en Play</text:p>
          </table:table-cell>
          <table:table-cell table:formula="of:=DEC2HEX([.C33]+[.D33])" office:value-type="string" office:string-value="33824" calcext:value-type="string">
            <text:p>33824</text:p>
          </table:table-cell>
          <table:table-cell table:formula="of:=HEX2DEC([.B34])" office:value-type="float" office:value="210980" calcext:value-type="float">
            <text:p>210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table:formula="of:=DEC2HEX([.C34]+[.D34])" office:value-type="string" office:string-value="33826" calcext:value-type="string">
            <text:p>33826</text:p>
          </table:table-cell>
          <table:table-cell table:formula="of:=HEX2DEC([.B35])" office:value-type="float" office:value="210982" calcext:value-type="float">
            <text:p>2109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rd Points X</text:p>
          </table:table-cell>
          <table:table-cell table:formula="of:=DEC2HEX([.C35]+[.D35])" office:value-type="string" office:string-value="33828" calcext:value-type="string">
            <text:p>33828</text:p>
          </table:table-cell>
          <table:table-cell table:formula="of:=HEX2DEC([.B36])" office:value-type="float" office:value="210984" calcext:value-type="float">
            <text:p>210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rd Points Y</text:p>
          </table:table-cell>
          <table:table-cell table:formula="of:=DEC2HEX([.C36]+[.D36])" office:value-type="string" office:string-value="33830" calcext:value-type="string">
            <text:p>33830</text:p>
          </table:table-cell>
          <table:table-cell table:formula="of:=HEX2DEC([.B37])" office:value-type="float" office:value="210992" calcext:value-type="float">
            <text:p>2109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mand Change Year</text:p>
          </table:table-cell>
          <table:table-cell table:formula="of:=DEC2HEX([.C37]+[.D37])" office:value-type="string" office:string-value="33838" calcext:value-type="string">
            <text:p>33838</text:p>
          </table:table-cell>
          <table:table-cell table:formula="of:=HEX2DEC([.B38])" office:value-type="float" office:value="211000" calcext:value-type="float">
            <text:p>211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emand Change Month</text:p>
          </table:table-cell>
          <table:table-cell table:formula="of:=DEC2HEX([.C38]+[.D38])" office:value-type="string" office:string-value="33860" calcext:value-type="string">
            <text:p>33860</text:p>
          </table:table-cell>
          <table:table-cell table:formula="of:=HEX2DEC([.B39])" office:value-type="float" office:value="211040" calcext:value-type="float">
            <text:p>2110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mand Change Resource</text:p>
          </table:table-cell>
          <table:table-cell table:formula="of:=DEC2HEX([.C39]+[.D39])" office:value-type="string" office:string-value="33874" calcext:value-type="string">
            <text:p>33874</text:p>
          </table:table-cell>
          <table:table-cell table:formula="of:=HEX2DEC([.B40])" office:value-type="float" office:value="211060" calcext:value-type="float">
            <text:p>2110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mand Change Route</text:p>
          </table:table-cell>
          <table:table-cell table:formula="of:=DEC2HEX([.C40]+[.D40])" office:value-type="string" office:string-value="33888" calcext:value-type="string">
            <text:p>33888</text:p>
          </table:table-cell>
          <table:table-cell table:formula="of:=HEX2DEC([.B41])" office:value-type="float" office:value="211080" calcext:value-type="float">
            <text:p>2110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mand Change Rise</text:p>
          </table:table-cell>
          <table:table-cell table:formula="of:=DEC2HEX([.C41]+[.D41])" office:value-type="string" office:string-value="3389C" calcext:value-type="string">
            <text:p>3389C</text:p>
          </table:table-cell>
          <table:table-cell table:formula="of:=HEX2DEC([.B42])" office:value-type="float" office:value="211100" calcext:value-type="float">
            <text:p>211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ice Change Year</text:p>
          </table:table-cell>
          <table:table-cell table:formula="of:=DEC2HEX([.C42]+[.D42])" office:value-type="string" office:string-value="338B0" calcext:value-type="string">
            <text:p>338B0</text:p>
          </table:table-cell>
          <table:table-cell table:formula="of:=HEX2DEC([.B43])" office:value-type="float" office:value="211120" calcext:value-type="float">
            <text:p>2111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rice Change Month</text:p>
          </table:table-cell>
          <table:table-cell table:formula="of:=DEC2HEX([.C43]+[.D43])" office:value-type="string" office:string-value="338D8" calcext:value-type="string">
            <text:p>338D8</text:p>
          </table:table-cell>
          <table:table-cell table:formula="of:=HEX2DEC([.B44])" office:value-type="float" office:value="211160" calcext:value-type="float">
            <text:p>2111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ice Change Resource</text:p>
          </table:table-cell>
          <table:table-cell table:formula="of:=DEC2HEX([.C44]+[.D44])" office:value-type="string" office:string-value="338EC" calcext:value-type="string">
            <text:p>338EC</text:p>
          </table:table-cell>
          <table:table-cell table:formula="of:=HEX2DEC([.B45])" office:value-type="float" office:value="211180" calcext:value-type="float">
            <text:p>2111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ice Change Amount</text:p>
          </table:table-cell>
          <table:table-cell table:formula="of:=DEC2HEX([.C45]+[.D45])" office:value-type="string" office:string-value="33900" calcext:value-type="string">
            <text:p>33900</text:p>
          </table:table-cell>
          <table:table-cell table:formula="of:=HEX2DEC([.B46])" office:value-type="float" office:value="211200" calcext:value-type="float">
            <text:p>2112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ice Change Rise</text:p>
          </table:table-cell>
          <table:table-cell table:formula="of:=DEC2HEX([.C46]+[.D46])" office:value-type="string" office:string-value="33914" calcext:value-type="string">
            <text:p>33914</text:p>
          </table:table-cell>
          <table:table-cell table:formula="of:=HEX2DEC([.B47])" office:value-type="float" office:value="211220" calcext:value-type="float">
            <text:p>2112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ladiator Revolt Flag</text:p>
          </table:table-cell>
          <table:table-cell table:formula="of:=DEC2HEX([.C47]+[.D47])" office:value-type="string" office:string-value="33928" calcext:value-type="string">
            <text:p>33928</text:p>
          </table:table-cell>
          <table:table-cell table:formula="of:=HEX2DEC([.B48])" office:value-type="float" office:value="211240" calcext:value-type="float">
            <text:p>2112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adiator Revolt Year</text:p>
          </table:table-cell>
          <table:table-cell table:formula="of:=DEC2HEX([.C48]+[.D48])" office:value-type="string" office:string-value="3392C" calcext:value-type="string">
            <text:p>3392C</text:p>
          </table:table-cell>
          <table:table-cell table:formula="of:=HEX2DEC([.B49])" office:value-type="float" office:value="211244" calcext:value-type="float">
            <text:p>2112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mperor Change Flag</text:p>
          </table:table-cell>
          <table:table-cell table:formula="of:=DEC2HEX([.C49]+[.D49])" office:value-type="string" office:string-value="33930" calcext:value-type="string">
            <text:p>33930</text:p>
          </table:table-cell>
          <table:table-cell table:formula="of:=HEX2DEC([.B50])" office:value-type="float" office:value="211248" calcext:value-type="float">
            <text:p>2112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mperor Change Year</text:p>
          </table:table-cell>
          <table:table-cell table:formula="of:=DEC2HEX([.C50]+[.D50])" office:value-type="string" office:string-value="33934" calcext:value-type="string">
            <text:p>33934</text:p>
          </table:table-cell>
          <table:table-cell table:formula="of:=HEX2DEC([.B51])" office:value-type="float" office:value="211252" calcext:value-type="float">
            <text:p>2112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a Trade Problem</text:p>
          </table:table-cell>
          <table:table-cell table:formula="of:=DEC2HEX([.C51]+[.D51])" office:value-type="string" office:string-value="33938" calcext:value-type="string">
            <text:p>33938</text:p>
          </table:table-cell>
          <table:table-cell table:formula="of:=HEX2DEC([.B52])" office:value-type="float" office:value="211256" calcext:value-type="float">
            <text:p>2112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nd Trade Problem</text:p>
          </table:table-cell>
          <table:table-cell table:formula="of:=DEC2HEX([.C52]+[.D52])" office:value-type="string" office:string-value="3393C" calcext:value-type="string">
            <text:p>3393C</text:p>
          </table:table-cell>
          <table:table-cell table:formula="of:=HEX2DEC([.B53])" office:value-type="float" office:value="211260" calcext:value-type="float">
            <text:p>211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me Raises Wages</text:p>
          </table:table-cell>
          <table:table-cell table:formula="of:=DEC2HEX([.C53]+[.D53])" office:value-type="string" office:string-value="33940" calcext:value-type="string">
            <text:p>33940</text:p>
          </table:table-cell>
          <table:table-cell table:formula="of:=HEX2DEC([.B54])" office:value-type="float" office:value="211264" calcext:value-type="float">
            <text:p>2112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me Lowers Wages</text:p>
          </table:table-cell>
          <table:table-cell table:formula="of:=DEC2HEX([.C54]+[.D54])" office:value-type="string" office:string-value="33944" calcext:value-type="string">
            <text:p>33944</text:p>
          </table:table-cell>
          <table:table-cell table:formula="of:=HEX2DEC([.B55])" office:value-type="float" office:value="211268" calcext:value-type="float">
            <text:p>2112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 Contamination</text:p>
          </table:table-cell>
          <table:table-cell table:formula="of:=DEC2HEX([.C55]+[.D55])" office:value-type="string" office:string-value="33948" calcext:value-type="string">
            <text:p>33948</text:p>
          </table:table-cell>
          <table:table-cell table:formula="of:=HEX2DEC([.B56])" office:value-type="float" office:value="211272" calcext:value-type="float">
            <text:p>2112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ron Mine Collapse</text:p>
          </table:table-cell>
          <table:table-cell table:formula="of:=DEC2HEX([.C56]+[.D56])" office:value-type="string" office:string-value="3394C" calcext:value-type="string">
            <text:p>3394C</text:p>
          </table:table-cell>
          <table:table-cell table:formula="of:=HEX2DEC([.B57])" office:value-type="float" office:value="211276" calcext:value-type="float">
            <text:p>2112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oded Clay Pits</text:p>
          </table:table-cell>
          <table:table-cell table:formula="of:=DEC2HEX([.C57]+[.D57])" office:value-type="string" office:string-value="33950" calcext:value-type="string">
            <text:p>33950</text:p>
          </table:table-cell>
          <table:table-cell table:formula="of:=HEX2DEC([.B58])" office:value-type="float" office:value="211280" calcext:value-type="float">
            <text:p>211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shing Points X</text:p>
          </table:table-cell>
          <table:table-cell table:formula="of:=DEC2HEX([.C58]+[.D58])" office:value-type="string" office:string-value="33954" calcext:value-type="string">
            <text:p>33954</text:p>
          </table:table-cell>
          <table:table-cell table:formula="of:=HEX2DEC([.B59])" office:value-type="float" office:value="211284" calcext:value-type="float">
            <text:p>2112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ishing Points Y</text:p>
          </table:table-cell>
          <table:table-cell table:formula="of:=DEC2HEX([.C59]+[.D59])" office:value-type="string" office:string-value="33964" calcext:value-type="string">
            <text:p>33964</text:p>
          </table:table-cell>
          <table:table-cell table:formula="of:=HEX2DEC([.B60])" office:value-type="float" office:value="211300" calcext:value-type="float">
            <text:p>2113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quest Favor</text:p>
          </table:table-cell>
          <table:table-cell table:formula="of:=DEC2HEX([.C60]+[.D60])" office:value-type="string" office:string-value="33974" calcext:value-type="string">
            <text:p>33974</text:p>
          </table:table-cell>
          <table:table-cell table:formula="of:=HEX2DEC([.B61])" office:value-type="float" office:value="211316" calcext:value-type="float">
            <text:p>2113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vasion Month</text:p>
          </table:table-cell>
          <table:table-cell table:formula="of:=DEC2HEX([.C61]+[.D61])" office:value-type="string" office:string-value="33988" calcext:value-type="string">
            <text:p>33988</text:p>
          </table:table-cell>
          <table:table-cell table:formula="of:=HEX2DEC([.B62])" office:value-type="float" office:value="211336" calcext:value-type="float">
            <text:p>2113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quest Month</text:p>
          </table:table-cell>
          <table:table-cell table:formula="of:=DEC2HEX([.C62]+[.D62])" office:value-type="string" office:string-value="3399C" calcext:value-type="string">
            <text:p>3399C</text:p>
          </table:table-cell>
          <table:table-cell table:formula="of:=HEX2DEC([.B63])" office:value-type="float" office:value="211356" calcext:value-type="float">
            <text:p>2113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quest Status</text:p>
          </table:table-cell>
          <table:table-cell table:formula="of:=DEC2HEX([.C63]+[.D63])" office:value-type="string" office:string-value="339B0" calcext:value-type="string">
            <text:p>339B0</text:p>
          </table:table-cell>
          <table:table-cell table:formula="of:=HEX2DEC([.B64])" office:value-type="float" office:value="211376" calcext:value-type="float">
            <text:p>2113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quest Visible</text:p>
          </table:table-cell>
          <table:table-cell table:formula="of:=DEC2HEX([.C64]+[.D64])" office:value-type="string" office:string-value="339C4" calcext:value-type="string">
            <text:p>339C4</text:p>
          </table:table-cell>
          <table:table-cell table:formula="of:=HEX2DEC([.B65])" office:value-type="float" office:value="211396" calcext:value-type="float">
            <text:p>2113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quest Months Left</text:p>
          </table:table-cell>
          <table:table-cell table:formula="of:=DEC2HEX([.C65]+[.D65])" office:value-type="string" office:string-value="339D8" calcext:value-type="string">
            <text:p>339D8</text:p>
          </table:table-cell>
          <table:table-cell table:formula="of:=HEX2DEC([.B66])" office:value-type="float" office:value="211416" calcext:value-type="float">
            <text:p>2114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me Supplies Wheat</text:p>
          </table:table-cell>
          <table:table-cell table:formula="of:=DEC2HEX([.C66]+[.D66])" office:value-type="string" office:string-value="339EC" calcext:value-type="string">
            <text:p>339EC</text:p>
          </table:table-cell>
          <table:table-cell table:formula="of:=HEX2DEC([.B67])" office:value-type="float" office:value="211436" calcext:value-type="float">
            <text:p>2114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lowed Buildings</text:p>
          </table:table-cell>
          <table:table-cell table:formula="of:=DEC2HEX([.C67]+[.D67])" office:value-type="string" office:string-value="339F0" calcext:value-type="string">
            <text:p>339F0</text:p>
          </table:table-cell>
          <table:table-cell table:formula="of:=HEX2DEC([.B68])" office:value-type="float" office:value="211440" calcext:value-type="float">
            <text:p>2114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ulture Goal</text:p>
          </table:table-cell>
          <table:table-cell table:formula="of:=DEC2HEX([.C68]+[.D68])" office:value-type="string" office:string-value="33A54" calcext:value-type="string">
            <text:p>33A54</text:p>
          </table:table-cell>
          <table:table-cell table:formula="of:=HEX2DEC([.B69])" office:value-type="float" office:value="211540" calcext:value-type="float">
            <text:p>2115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sperity Goal</text:p>
          </table:table-cell>
          <table:table-cell table:formula="of:=DEC2HEX([.C69]+[.D69])" office:value-type="string" office:string-value="33A58" calcext:value-type="string">
            <text:p>33A58</text:p>
          </table:table-cell>
          <table:table-cell table:formula="of:=HEX2DEC([.B70])" office:value-type="float" office:value="211544" calcext:value-type="float">
            <text:p>2115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ace Goal</text:p>
          </table:table-cell>
          <table:table-cell table:formula="of:=DEC2HEX([.C70]+[.D70])" office:value-type="string" office:string-value="33A5C" calcext:value-type="string">
            <text:p>33A5C</text:p>
          </table:table-cell>
          <table:table-cell table:formula="of:=HEX2DEC([.B71])" office:value-type="float" office:value="211548" calcext:value-type="float">
            <text:p>2115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vor Goal</text:p>
          </table:table-cell>
          <table:table-cell table:formula="of:=DEC2HEX([.C71]+[.D71])" office:value-type="string" office:string-value="33A60" calcext:value-type="string">
            <text:p>33A60</text:p>
          </table:table-cell>
          <table:table-cell table:formula="of:=HEX2DEC([.B72])" office:value-type="float" office:value="211552" calcext:value-type="float">
            <text:p>211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lture Goal Enabled</text:p>
          </table:table-cell>
          <table:table-cell table:formula="of:=DEC2HEX([.C72]+[.D72])" office:value-type="string" office:string-value="33A64" calcext:value-type="string">
            <text:p>33A64</text:p>
          </table:table-cell>
          <table:table-cell table:formula="of:=HEX2DEC([.B73])" office:value-type="float" office:value="211556" calcext:value-type="float">
            <text:p>211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sperity Goal Enabled</text:p>
          </table:table-cell>
          <table:table-cell table:formula="of:=DEC2HEX([.C73]+[.D73])" office:value-type="string" office:string-value="33A65" calcext:value-type="string">
            <text:p>33A65</text:p>
          </table:table-cell>
          <table:table-cell table:formula="of:=HEX2DEC([.B74])" office:value-type="float" office:value="211557" calcext:value-type="float">
            <text:p>211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e Goal Enabled</text:p>
          </table:table-cell>
          <table:table-cell table:formula="of:=DEC2HEX([.C74]+[.D74])" office:value-type="string" office:string-value="33A66" calcext:value-type="string">
            <text:p>33A66</text:p>
          </table:table-cell>
          <table:table-cell table:formula="of:=HEX2DEC([.B75])" office:value-type="float" office:value="211558" calcext:value-type="float">
            <text:p>211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vor Goal Enabled</text:p>
          </table:table-cell>
          <table:table-cell table:formula="of:=DEC2HEX([.C75]+[.D75])" office:value-type="string" office:string-value="33A67" calcext:value-type="string">
            <text:p>33A67</text:p>
          </table:table-cell>
          <table:table-cell table:formula="of:=HEX2DEC([.B76])" office:value-type="float" office:value="211559" calcext:value-type="float">
            <text:p>211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sing Time Enabled</text:p>
          </table:table-cell>
          <table:table-cell table:formula="of:=DEC2HEX([.C76]+[.D76])" office:value-type="string" office:string-value="33A68" calcext:value-type="string">
            <text:p>33A68</text:p>
          </table:table-cell>
          <table:table-cell table:formula="of:=HEX2DEC([.B77])" office:value-type="float" office:value="211560" calcext:value-type="float">
            <text:p>2115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sing Time Years</text:p>
          </table:table-cell>
          <table:table-cell table:formula="of:=DEC2HEX([.C77]+[.D77])" office:value-type="string" office:string-value="33A6C" calcext:value-type="string">
            <text:p>33A6C</text:p>
          </table:table-cell>
          <table:table-cell table:formula="of:=HEX2DEC([.B78])" office:value-type="float" office:value="211564" calcext:value-type="float">
            <text:p>2115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rvival Time Enabled</text:p>
          </table:table-cell>
          <table:table-cell table:formula="of:=DEC2HEX([.C78]+[.D78])" office:value-type="string" office:string-value="33A70" calcext:value-type="string">
            <text:p>33A70</text:p>
          </table:table-cell>
          <table:table-cell table:formula="of:=HEX2DEC([.B79])" office:value-type="float" office:value="211568" calcext:value-type="float">
            <text:p>2115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rvival Time Years</text:p>
          </table:table-cell>
          <table:table-cell table:formula="of:=DEC2HEX([.C79]+[.D79])" office:value-type="string" office:string-value="33A74" calcext:value-type="string">
            <text:p>33A74</text:p>
          </table:table-cell>
          <table:table-cell table:formula="of:=HEX2DEC([.B80])" office:value-type="float" office:value="211572" calcext:value-type="float">
            <text:p>2115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arthquake Severity</text:p>
          </table:table-cell>
          <table:table-cell table:formula="of:=DEC2HEX([.C80]+[.D80])" office:value-type="string" office:string-value="33A78" calcext:value-type="string">
            <text:p>33A78</text:p>
          </table:table-cell>
          <table:table-cell table:formula="of:=HEX2DEC([.B81])" office:value-type="float" office:value="211576" calcext:value-type="float">
            <text:p>2115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arthquake Year</text:p>
          </table:table-cell>
          <table:table-cell table:formula="of:=DEC2HEX([.C81]+[.D81])" office:value-type="string" office:string-value="33A7C" calcext:value-type="string">
            <text:p>33A7C</text:p>
          </table:table-cell>
          <table:table-cell table:formula="of:=HEX2DEC([.B82])" office:value-type="float" office:value="211580" calcext:value-type="float">
            <text:p>2115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ulation Goal Enabled</text:p>
          </table:table-cell>
          <table:table-cell table:formula="of:=DEC2HEX([.C82]+[.D82])" office:value-type="string" office:string-value="33A80" calcext:value-type="string">
            <text:p>33A80</text:p>
          </table:table-cell>
          <table:table-cell table:formula="of:=HEX2DEC([.B83])" office:value-type="float" office:value="211584" calcext:value-type="float">
            <text:p>2115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pulation Goal</text:p>
          </table:table-cell>
          <table:table-cell table:formula="of:=DEC2HEX([.C83]+[.D83])" office:value-type="string" office:string-value="33A84" calcext:value-type="string">
            <text:p>33A84</text:p>
          </table:table-cell>
          <table:table-cell table:formula="of:=HEX2DEC([.B84])" office:value-type="float" office:value="211588" calcext:value-type="float">
            <text:p>2115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arthquake X</text:p>
          </table:table-cell>
          <table:table-cell table:formula="of:=DEC2HEX([.C84]+[.D84])" office:value-type="string" office:string-value="33A88" calcext:value-type="string">
            <text:p>33A88</text:p>
          </table:table-cell>
          <table:table-cell table:formula="of:=HEX2DEC([.B85])" office:value-type="float" office:value="211592" calcext:value-type="float">
            <text:p>2115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arthquake Y</text:p>
          </table:table-cell>
          <table:table-cell table:formula="of:=DEC2HEX([.C85]+[.D85])" office:value-type="string" office:string-value="33A8A" calcext:value-type="string">
            <text:p>33A8A</text:p>
          </table:table-cell>
          <table:table-cell table:formula="of:=HEX2DEC([.B86])" office:value-type="float" office:value="211594" calcext:value-type="float">
            <text:p>2115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try Point X</text:p>
          </table:table-cell>
          <table:table-cell table:formula="of:=DEC2HEX([.C86]+[.D86])" office:value-type="string" office:string-value="33A8C" calcext:value-type="string">
            <text:p>33A8C</text:p>
          </table:table-cell>
          <table:table-cell table:formula="of:=HEX2DEC([.B87])" office:value-type="float" office:value="211596" calcext:value-type="float">
            <text:p>2115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try Point Y</text:p>
          </table:table-cell>
          <table:table-cell table:formula="of:=DEC2HEX([.C87]+[.D87])" office:value-type="string" office:string-value="33A8E" calcext:value-type="string">
            <text:p>33A8E</text:p>
          </table:table-cell>
          <table:table-cell table:formula="of:=HEX2DEC([.B88])" office:value-type="float" office:value="211598" calcext:value-type="float">
            <text:p>2115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it Point X</text:p>
          </table:table-cell>
          <table:table-cell table:formula="of:=DEC2HEX([.C88]+[.D88])" office:value-type="string" office:string-value="33A90" calcext:value-type="string">
            <text:p>33A90</text:p>
          </table:table-cell>
          <table:table-cell table:formula="of:=HEX2DEC([.B89])" office:value-type="float" office:value="211600" calcext:value-type="float">
            <text:p>211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it Point Y</text:p>
          </table:table-cell>
          <table:table-cell table:formula="of:=DEC2HEX([.C89]+[.D89])" office:value-type="string" office:string-value="33A92" calcext:value-type="string">
            <text:p>33A92</text:p>
          </table:table-cell>
          <table:table-cell table:formula="of:=HEX2DEC([.B90])" office:value-type="float" office:value="211602" calcext:value-type="float">
            <text:p>211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vasion Points (x,y)</text:p>
          </table:table-cell>
          <table:table-cell table:formula="of:=DEC2HEX([.C90]+[.D90])" office:value-type="string" office:string-value="33A94" calcext:value-type="string">
            <text:p>33A94</text:p>
          </table:table-cell>
          <table:table-cell table:formula="of:=HEX2DEC([.B91])" office:value-type="float" office:value="211604" calcext:value-type="float">
            <text:p>2116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iver Entry Point X</text:p>
          </table:table-cell>
          <table:table-cell table:formula="of:=DEC2HEX([.C91]+[.D91])" office:value-type="string" office:string-value="33AB4" calcext:value-type="string">
            <text:p>33AB4</text:p>
          </table:table-cell>
          <table:table-cell table:formula="of:=HEX2DEC([.B92])" office:value-type="float" office:value="211636" calcext:value-type="float">
            <text:p>2116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ver Entry Point Y</text:p>
          </table:table-cell>
          <table:table-cell table:formula="of:=DEC2HEX([.C92]+[.D92])" office:value-type="string" office:string-value="33AB6" calcext:value-type="string">
            <text:p>33AB6</text:p>
          </table:table-cell>
          <table:table-cell table:formula="of:=HEX2DEC([.B93])" office:value-type="float" office:value="211638" calcext:value-type="float">
            <text:p>2116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ver Exit Point X</text:p>
          </table:table-cell>
          <table:table-cell table:formula="of:=DEC2HEX([.C93]+[.D93])" office:value-type="string" office:string-value="33AB8" calcext:value-type="string">
            <text:p>33AB8</text:p>
          </table:table-cell>
          <table:table-cell table:formula="of:=HEX2DEC([.B94])" office:value-type="float" office:value="211640" calcext:value-type="float">
            <text:p>2116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ver Exit Point Y</text:p>
          </table:table-cell>
          <table:table-cell table:formula="of:=DEC2HEX([.C94]+[.D94])" office:value-type="string" office:string-value="33ABA" calcext:value-type="string">
            <text:p>33ABA</text:p>
          </table:table-cell>
          <table:table-cell table:formula="of:=HEX2DEC([.B95])" office:value-type="float" office:value="211642" calcext:value-type="float">
            <text:p>2116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cue Loan</text:p>
          </table:table-cell>
          <table:table-cell table:formula="of:=DEC2HEX([.C95]+[.D95])" office:value-type="string" office:string-value="33ABC" calcext:value-type="string">
            <text:p>33ABC</text:p>
          </table:table-cell>
          <table:table-cell table:formula="of:=HEX2DEC([.B96])" office:value-type="float" office:value="211644" calcext:value-type="float">
            <text:p>2116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lestone 25 Year</text:p>
          </table:table-cell>
          <table:table-cell table:formula="of:=DEC2HEX([.C96]+[.D96])" office:value-type="string" office:string-value="33AC0" calcext:value-type="string">
            <text:p>33AC0</text:p>
          </table:table-cell>
          <table:table-cell table:formula="of:=HEX2DEC([.B97])" office:value-type="float" office:value="211648" calcext:value-type="float">
            <text:p>211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lestone 50 Year</text:p>
          </table:table-cell>
          <table:table-cell table:formula="of:=DEC2HEX([.C97]+[.D97])" office:value-type="string" office:string-value="33AC4" calcext:value-type="string">
            <text:p>33AC4</text:p>
          </table:table-cell>
          <table:table-cell table:formula="of:=HEX2DEC([.B98])" office:value-type="float" office:value="211652" calcext:value-type="float">
            <text:p>211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lestone 75 Year</text:p>
          </table:table-cell>
          <table:table-cell table:formula="of:=DEC2HEX([.C98]+[.D98])" office:value-type="string" office:string-value="33AC8" calcext:value-type="string">
            <text:p>33AC8</text:p>
          </table:table-cell>
          <table:table-cell table:formula="of:=HEX2DEC([.B99])" office:value-type="float" office:value="211656" calcext:value-type="float">
            <text:p>2116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tive Hut Id</text:p>
          </table:table-cell>
          <table:table-cell table:formula="of:=DEC2HEX([.C99]+[.D99])" office:value-type="string" office:string-value="33ACC" calcext:value-type="string">
            <text:p>33ACC</text:p>
          </table:table-cell>
          <table:table-cell table:formula="of:=HEX2DEC([.B100])" office:value-type="float" office:value="211660" calcext:value-type="float">
            <text:p>211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tive Hut Meeting Id</text:p>
          </table:table-cell>
          <table:table-cell table:formula="of:=DEC2HEX([.C100]+[.D100])" office:value-type="string" office:string-value="33AD0" calcext:value-type="string">
            <text:p>33AD0</text:p>
          </table:table-cell>
          <table:table-cell table:formula="of:=HEX2DEC([.B101])" office:value-type="float" office:value="211664" calcext:value-type="float">
            <text:p>2116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tive Hut Crops Id</text:p>
          </table:table-cell>
          <table:table-cell table:formula="of:=DEC2HEX([.C101]+[.D101])" office:value-type="string" office:string-value="33AD4" calcext:value-type="string">
            <text:p>33AD4</text:p>
          </table:table-cell>
          <table:table-cell table:formula="of:=HEX2DEC([.B102])" office:value-type="float" office:value="211668" calcext:value-type="float">
            <text:p>2116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mate ID</text:p>
          </table:table-cell>
          <table:table-cell table:formula="of:=DEC2HEX([.C102]+[.D102])" office:value-type="string" office:string-value="33AD8" calcext:value-type="string">
            <text:p>33AD8</text:p>
          </table:table-cell>
          <table:table-cell table:formula="of:=HEX2DEC([.B103])" office:value-type="float" office:value="211672" calcext:value-type="float">
            <text:p>211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tsam</text:p>
          </table:table-cell>
          <table:table-cell table:formula="of:=DEC2HEX([.C103]+[.D103])" office:value-type="string" office:string-value="33AD9" calcext:value-type="string">
            <text:p>33AD9</text:p>
          </table:table-cell>
          <table:table-cell table:formula="of:=HEX2DEC([.B104])" office:value-type="float" office:value="211673" calcext:value-type="float">
            <text:p>211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pire Expanded</text:p>
          </table:table-cell>
          <table:table-cell table:formula="of:=DEC2HEX([.C104]+[.D104])" office:value-type="string" office:string-value="33ADB" calcext:value-type="string">
            <text:p>33ADB</text:p>
          </table:table-cell>
          <table:table-cell table:formula="of:=HEX2DEC([.B105])" office:value-type="float" office:value="211675" calcext:value-type="float">
            <text:p>2116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mpire Expansion Year</text:p>
          </table:table-cell>
          <table:table-cell table:formula="of:=DEC2HEX([.C105]+[.D105])" office:value-type="string" office:string-value="33ADF" calcext:value-type="string">
            <text:p>33ADF</text:p>
          </table:table-cell>
          <table:table-cell table:formula="of:=HEX2DEC([.B106])" office:value-type="float" office:value="211679" calcext:value-type="float">
            <text:p>211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man Army Travel Months</text:p>
          </table:table-cell>
          <table:table-cell table:formula="of:=DEC2HEX([.C106]+[.D106])" office:value-type="string" office:string-value="33AE3" calcext:value-type="string">
            <text:p>33AE3</text:p>
          </table:table-cell>
          <table:table-cell table:formula="of:=HEX2DEC([.B107])" office:value-type="float" office:value="211683" calcext:value-type="float">
            <text:p>211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ire Army Travel Months</text:p>
          </table:table-cell>
          <table:table-cell table:formula="of:=DEC2HEX([.C107]+[.D107])" office:value-type="string" office:string-value="33AE4" calcext:value-type="string">
            <text:p>33AE4</text:p>
          </table:table-cell>
          <table:table-cell table:formula="of:=HEX2DEC([.B108])" office:value-type="float" office:value="211684" calcext:value-type="float">
            <text:p>211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n Play ID</text:p>
          </table:table-cell>
          <table:table-cell table:formula="of:=DEC2HEX([.C108]+[.D108])" office:value-type="string" office:string-value="33AE5" calcext:value-type="string">
            <text:p>33AE5</text:p>
          </table:table-cell>
          <table:table-cell table:formula="of:=HEX2DEC([.B109])" office:value-type="float" office:value="211685" calcext:value-type="float">
            <text:p>21168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26T17:18:20.420497482</meta:creation-date>
    <dc:date>2020-12-26T23:16:50.874203736</dc:date>
    <meta:editing-duration>PT4H7M4S</meta:editing-duration>
    <meta:editing-cycles>65</meta:editing-cycles>
    <meta:generator>LibreOffice/6.3.6.2$Linux_X86_64 LibreOffice_project/30$Build-2</meta:generator>
    <meta:document-statistic meta:table-count="1" meta:cell-count="436" meta:object-count="0"/>
  </office:meta>
</office:document-meta>
</file>